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7-27T14:36:42</dc:date>
    <dc:creator>tokai </dc:creator>
    <meta:editing-duration>PT2M17S</meta:editing-duration>
    <meta:editing-cycles>16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656cm" svg:y="1.041cm" svg:width="13.596cm" svg:height="7.174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